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82mm"/>
    </style:style>
    <style:style style:name="co2" style:family="table-column">
      <style:table-column-properties fo:break-before="auto" style:column-width="103.72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128.3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MyWebMarket">
      <style:table-properties table:display="true" style:writing-mode="lr-tb"/>
    </style:style>
    <style:style style:name="ta2" style:family="table" style:master-page-name="PageStyle_5f_JHotDraw">
      <style:table-properties table:display="true" style:writing-mode="lr-tb"/>
    </style:style>
    <style:style style:name="ta3" style:family="table" style:master-page-name="PageStyle_5f_selfplanner">
      <style:table-properties table:display="true" style:writing-mode="lr-tb"/>
    </style:style>
    <style:style style:name="ta4" style:family="table" style:master-page-name="PageStyle_5f_Junit">
      <style:table-properties table:display="true" style:writing-mode="lr-tb"/>
    </style:style>
    <style:style style:name="ta5" style:family="table" style:master-page-name="PageStyle_5f_wikidev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yWebMark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1" office:value-type="string" calcext:value-type="string">
            <text:p>MethodName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ameMetho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CustomerAction</text:p>
          </table:table-cell>
          <table:table-cell table:style-name="ce1" office:value-type="string" calcext:value-type="string">
            <text:p>public java.lang.String find() throws java.lang.Exceptio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CustomerAction</text:p>
          </table:table-cell>
          <table:table-cell table:style-name="ce1" office:value-type="string" calcext:value-type="string">
            <text:p>public java.lang.String find() throws java.lang.Exceptio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CustomerAction</text:p>
          </table:table-cell>
          <table:table-cell table:style-name="ce1" office:value-type="string" calcext:value-type="string">
            <text:p>public java.lang.String save() throws java.lang.Excepti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CustomerAction</text:p>
          </table:table-cell>
          <table:table-cell table:style-name="ce1" office:value-type="string" calcext:value-type="string">
            <text:p>public java.lang.String update() throws java.lang.Excepti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CustomerAction</text:p>
          </table:table-cell>
          <table:table-cell table:style-name="ce1" office:value-type="string" calcext:value-type="string">
            <text:p>public java.lang.String delete() throws java.lang.Excepti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CustomerAction</text:p>
          </table:table-cell>
          <table:table-cell table:style-name="ce1" office:value-type="string" calcext:value-type="string">
            <text:p>public java.lang.String edit() throws java.lang.Exceptio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CustomerAction</text:p>
          </table:table-cell>
          <table:table-cell table:style-name="ce1" office:value-type="string" calcext:value-type="string">
            <text:p>public java.lang.String edit() throws java.lang.Exceptio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LoginAction</text:p>
          </table:table-cell>
          <table:table-cell table:style-name="ce1" office:value-type="string" calcext:value-type="string">
            <text:p>public java.lang.String execute() throws java.lang.Excep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roductAction</text:p>
          </table:table-cell>
          <table:table-cell table:style-name="ce1" office:value-type="string" calcext:value-type="string">
            <text:p>public java.lang.String find() throws java.lang.Exceptio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roductAction</text:p>
          </table:table-cell>
          <table:table-cell table:style-name="ce1" office:value-type="string" calcext:value-type="string">
            <text:p>public java.lang.String find() throws java.lang.Exceptio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roductAction</text:p>
          </table:table-cell>
          <table:table-cell table:style-name="ce1" office:value-type="string" calcext:value-type="string">
            <text:p>public java.lang.String save() throws java.lang.Excepti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roductAction</text:p>
          </table:table-cell>
          <table:table-cell table:style-name="ce1" office:value-type="string" calcext:value-type="string">
            <text:p>public java.lang.String update() throws java.lang.Excepti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roductAction</text:p>
          </table:table-cell>
          <table:table-cell table:style-name="ce1" office:value-type="string" calcext:value-type="string">
            <text:p>public java.lang.String delete() throws java.lang.Excepti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roductAction</text:p>
          </table:table-cell>
          <table:table-cell table:style-name="ce1" office:value-type="string" calcext:value-type="string">
            <text:p>public java.lang.String edit() throws java.lang.Exceptio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roductAction</text:p>
          </table:table-cell>
          <table:table-cell table:style-name="ce1" office:value-type="string" calcext:value-type="string">
            <text:p>public java.lang.String edit() throws java.lang.Exceptio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input() throws java.lang.Excep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input() throws java.lang.Excep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input() throws java.lang.Excep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find() throws java.lang.Exceptio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find() throws java.lang.Exceptio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save() throws java.lang.Exceptio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save() throws java.lang.Exceptio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update() throws java.lang.Exceptio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update() throws java.lang.Exceptio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delete() throws java.lang.Excepti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edit() throws java.lang.Exceptio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ction</text:p>
          </table:table-cell>
          <table:table-cell table:style-name="ce1" office:value-type="string" calcext:value-type="string">
            <text:p>public java.lang.String edit() throws java.lang.Exceptio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PurchaseOrderAjax</text:p>
          </table:table-cell>
          <table:table-cell table:style-name="ce1" office:value-type="string" calcext:value-type="string">
            <text:p>public java.lang.Double getProductPrice(java.lang.Integer)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ReportAction</text:p>
          </table:table-cell>
          <table:table-cell table:style-name="ce1" office:value-type="string" calcext:value-type="string">
            <text:p>public java.lang.String productReport() throws java.lang.Exception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ReportAction</text:p>
          </table:table-cell>
          <table:table-cell table:style-name="ce1" office:value-type="string" calcext:value-type="string">
            <text:p>public java.lang.String customerReport() throws java.lang.Exception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SchedulerAction</text:p>
          </table:table-cell>
          <table:table-cell table:style-name="ce1" office:value-type="string" calcext:value-type="string">
            <text:p>public java.lang.String input() throws java.lang.Exceptio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SchedulerAction</text:p>
          </table:table-cell>
          <table:table-cell table:style-name="ce1" office:value-type="string" calcext:value-type="string">
            <text:p>public java.lang.String schedule() throws java.lang.Exceptio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SupplyMailJob</text:p>
          </table:table-cell>
          <table:table-cell table:style-name="ce1" office:value-type="string" calcext:value-type="string">
            <text:p>public void execute(org.quartz.JobExecutionContext) throws org.quartz.JobExecutionException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SupplyMailJob</text:p>
          </table:table-cell>
          <table:table-cell table:style-name="ce1" office:value-type="string" calcext:value-type="string">
            <text:p>public void execute(org.quartz.JobExecutionContext) throws org.quartz.JobExecutionException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lasses.SupplyMailJob</text:p>
          </table:table-cell>
          <table:table-cell table:style-name="ce1" office:value-type="string" calcext:value-type="string">
            <text:p>public void execute(org.quartz.JobExecutionContext) throws org.quartz.JobExecutionException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 table:number-rows-repeated="964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HotDraw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1" office:value-type="string" calcext:value-type="string">
            <text:p>MethodName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ameMetho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util.StorableOutput</text:p>
          </table:table-cell>
          <table:table-cell table:style-name="ce1" office:value-type="string" calcext:value-type="string">
            <text:p>public void writeStorable(CH.ifa.draw.util.Storable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util.StandardStorageFormat</text:p>
          </table:table-cell>
          <table:table-cell table:style-name="ce1" office:value-type="string" calcext:value-type="string">
            <text:p>public java.lang.String store(java.lang.String, CH.ifa.draw.framework.Drawing) throws java.io.IOExceptio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util.Iconkit</text:p>
          </table:table-cell>
          <table:table-cell table:style-name="ce1" office:value-type="string" calcext:value-type="string">
            <text:p>public java.awt.Image getImage(java.lang.String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util.Geom</text:p>
          </table:table-cell>
          <table:table-cell table:style-name="ce1" office:value-type="string" calcext:value-type="string">
            <text:p>public static java.awt.Point angleToPoint(java.awt.Rectangle, double)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tandard.StandardDrawingView</text:p>
          </table:table-cell>
          <table:table-cell table:style-name="ce1" office:value-type="string" calcext:value-type="string">
            <text:p>public void setDrawing(CH.ifa.draw.framework.Drawing)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tandard.StandardDrawingView</text:p>
          </table:table-cell>
          <table:table-cell table:style-name="ce1" office:value-type="string" calcext:value-type="string">
            <text:p>public CH.ifa.draw.framework.Handle findHandle(int, int)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tandard.StandardDrawingView</text:p>
          </table:table-cell>
          <table:table-cell table:style-name="ce1" office:value-type="string" calcext:value-type="string">
            <text:p>protected java.awt.Point constrainPoint(java.awt.Point)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tandard.PasteCommand</text:p>
          </table:table-cell>
          <table:table-cell table:style-name="ce1" office:value-type="string" calcext:value-type="string">
            <text:p>public void execute()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tandard.FigureChangeEventMulticaster</text:p>
          </table:table-cell>
          <table:table-cell table:style-name="ce1" office:value-type="string" calcext:value-type="string">
            <text:p>protected java.util.EventListener remove(java.util.EventListener)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tandard.ConnectionTool</text:p>
          </table:table-cell>
          <table:table-cell table:style-name="ce1" office:value-type="string" calcext:value-type="string">
            <text:p>public void mouseDrag(java.awt.event.MouseEvent, int, int)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tandard.CompositeFigure</text:p>
          </table:table-cell>
          <table:table-cell table:style-name="ce1" office:value-type="string" calcext:value-type="string">
            <text:p>public CH.ifa.draw.framework.Figure findFigureWithout(int, int, CH.ifa.draw.framework.Figure)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tandard.CompositeFigure</text:p>
          </table:table-cell>
          <table:table-cell table:style-name="ce1" office:value-type="string" calcext:value-type="string">
            <text:p>public CH.ifa.draw.framework.Figure findFigure(java.awt.Rectangle, CH.ifa.draw.framework.Figure)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tandard.BoxHandleKit</text:p>
          </table:table-cell>
          <table:table-cell table:style-name="ce1" office:value-type="string" calcext:value-type="string">
            <text:p>public static void addHandles(CH.ifa.draw.framework.Figure, Vector#RAW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pert.PertFigure</text:p>
          </table:table-cell>
          <table:table-cell table:style-name="ce1" office:value-type="string" calcext:value-type="string">
            <text:p>public void update(CH.ifa.draw.framework.FigureChangeEvent)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pert.PertFigure</text:p>
          </table:table-cell>
          <table:table-cell table:style-name="ce1" office:value-type="string" calcext:value-type="string">
            <text:p>public void updateDurations()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pert.PertFigure</text:p>
          </table:table-cell>
          <table:table-cell table:style-name="ce1" office:value-type="string" calcext:value-type="string">
            <text:p>public void write(CH.ifa.draw.util.StorableOutput)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pert.PertFigure</text:p>
          </table:table-cell>
          <table:table-cell table:style-name="ce1" office:value-type="string" calcext:value-type="string">
            <text:p>public void read(CH.ifa.draw.util.StorableInput) throws java.io.IOExcepti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net.NodeFigure</text:p>
          </table:table-cell>
          <table:table-cell table:style-name="ce1" office:value-type="string" calcext:value-type="string">
            <text:p>private void initialize(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javadraw.URLTool</text:p>
          </table:table-cell>
          <table:table-cell table:style-name="ce1" office:value-type="string" calcext:value-type="string">
            <text:p>public void mouseDown(java.awt.event.MouseEvent, int, int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javadraw.URLTool</text:p>
          </table:table-cell>
          <table:table-cell table:style-name="ce1" office:value-type="string" calcext:value-type="string">
            <text:p>private void beginEdit(CH.ifa.draw.framework.Figure)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javadraw.JavaDrawViewer</text:p>
          </table:table-cell>
          <table:table-cell table:style-name="ce1" office:value-type="string" calcext:value-type="string">
            <text:p>public void init()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javadraw.JavaDrawApplet</text:p>
          </table:table-cell>
          <table:table-cell table:style-name="ce1" office:value-type="string" calcext:value-type="string">
            <text:p>protected void createButtons(javax.swing.JPanel)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samples.javadraw.JavaDrawApp</text:p>
          </table:table-cell>
          <table:table-cell table:style-name="ce1" office:value-type="string" calcext:value-type="string">
            <text:p>protected javax.swing.JMenu createAnimationMenu(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TextTool</text:p>
          </table:table-cell>
          <table:table-cell table:style-name="ce1" office:value-type="string" calcext:value-type="string">
            <text:p>public void mouseDown(java.awt.event.MouseEvent, int, int)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TextTool</text:p>
          </table:table-cell>
          <table:table-cell table:style-name="ce1" office:value-type="string" calcext:value-type="string">
            <text:p>protected void beginEdit(CH.ifa.draw.standard.TextHolder)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TextFigure</text:p>
          </table:table-cell>
          <table:table-cell table:style-name="ce1" office:value-type="string" calcext:value-type="string">
            <text:p>public void setAttribute(java.lang.String, java.lang.Object)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TextFigure</text:p>
          </table:table-cell>
          <table:table-cell table:style-name="ce1" office:value-type="string" calcext:value-type="string">
            <text:p>public void connect(CH.ifa.draw.framework.Figure)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ScribbleTool</text:p>
          </table:table-cell>
          <table:table-cell table:style-name="ce1" office:value-type="string" calcext:value-type="string">
            <text:p>public void mouseDown(java.awt.event.MouseEvent, int, int)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RadiusHandle</text:p>
          </table:table-cell>
          <table:table-cell table:style-name="ce1" office:value-type="string" calcext:value-type="string">
            <text:p>public void invokeStep(int, int, int, int, CH.ifa.draw.framework.DrawingView)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PolyLineFigure</text:p>
          </table:table-cell>
          <table:table-cell table:style-name="ce1" office:value-type="string" calcext:value-type="string">
            <text:p>public void draw(java.awt.Graphics)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PolyLineFigure</text:p>
          </table:table-cell>
          <table:table-cell table:style-name="ce1" office:value-type="string" calcext:value-type="string">
            <text:p>public void write(CH.ifa.draw.util.StorableOutput)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InsertImageCommand</text:p>
          </table:table-cell>
          <table:table-cell table:style-name="ce1" office:value-type="string" calcext:value-type="string">
            <text:p>public void execute()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GroupCommand</text:p>
          </table:table-cell>
          <table:table-cell table:style-name="ce1" office:value-type="string" calcext:value-type="string">
            <text:p>public void execute()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ElbowHandle</text:p>
          </table:table-cell>
          <table:table-cell table:style-name="ce1" office:value-type="string" calcext:value-type="string">
            <text:p>public void invokeStep(int, int, int, int, CH.ifa.draw.framework.DrawingView)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ElbowHandle</text:p>
          </table:table-cell>
          <table:table-cell table:style-name="ce1" office:value-type="string" calcext:value-type="string">
            <text:p>private int constrainX(int)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ElbowHandle</text:p>
          </table:table-cell>
          <table:table-cell table:style-name="ce1" office:value-type="string" calcext:value-type="string">
            <text:p>private int constrainY(int)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ElbowConnection</text:p>
          </table:table-cell>
          <table:table-cell table:style-name="ce1" office:value-type="string" calcext:value-type="string">
            <text:p>protected void updatePoints()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AttributeFigure</text:p>
          </table:table-cell>
          <table:table-cell table:style-name="ce1" office:value-type="string" calcext:value-type="string">
            <text:p>public java.lang.Object getAttribute(java.lang.String)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figures.AbstractLineDecoration</text:p>
          </table:table-cell>
          <table:table-cell table:style-name="ce1" office:value-type="string" calcext:value-type="string">
            <text:p>public void write(CH.ifa.draw.util.StorableOutput)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contrib.SplitPaneDrawApplication</text:p>
          </table:table-cell>
          <table:table-cell table:style-name="ce1" office:value-type="string" calcext:value-type="string">
            <text:p>protected javax.swing.JComponent createContents(CH.ifa.draw.standard.StandardDrawingView)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contrib.PolygonTool</text:p>
          </table:table-cell>
          <table:table-cell table:style-name="ce1" office:value-type="string" calcext:value-type="string">
            <text:p>public void mouseDown(java.awt.event.MouseEvent, int, int)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contrib.PolygonFigure</text:p>
          </table:table-cell>
          <table:table-cell table:style-name="ce1" office:value-type="string" calcext:value-type="string">
            <text:p>public void scaleRotate(java.awt.Point, java.awt.Polygon, java.awt.Point)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contrib.PolygonFigure</text:p>
          </table:table-cell>
          <table:table-cell table:style-name="ce1" office:value-type="string" calcext:value-type="string">
            <text:p>public int splitSegment(int, int)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contrib.PolygonFigure</text:p>
          </table:table-cell>
          <table:table-cell table:style-name="ce1" office:value-type="string" calcext:value-type="string">
            <text:p>public static java.awt.Point chop(java.awt.Polygon, java.awt.Point)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contrib.DiamondFigure</text:p>
          </table:table-cell>
          <table:table-cell table:style-name="ce1" office:value-type="string" calcext:value-type="string">
            <text:p>public void draw(java.awt.Graphics)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contrib.CustomSelectionTool</text:p>
          </table:table-cell>
          <table:table-cell table:style-name="ce1" office:value-type="string" calcext:value-type="string">
            <text:p>public void mouseDown(java.awt.event.MouseEvent, int, int)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contrib.CustomSelectionTool</text:p>
          </table:table-cell>
          <table:table-cell table:style-name="ce1" office:value-type="string" calcext:value-type="string">
            <text:p>public void mouseUp(java.awt.event.MouseEvent, int, int)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contrib.CustomSelectionTool</text:p>
          </table:table-cell>
          <table:table-cell table:style-name="ce1" office:value-type="string" calcext:value-type="string">
            <text:p>protected void handlePopupMenu(java.awt.event.MouseEvent, int, int)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application.DrawApplication</text:p>
          </table:table-cell>
          <table:table-cell table:style-name="ce1" office:value-type="string" calcext:value-type="string">
            <text:p>public void promptOpen(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application.DrawApplication</text:p>
          </table:table-cell>
          <table:table-cell table:style-name="ce1" office:value-type="string" calcext:value-type="string">
            <text:p>public void promptSaveAs()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applet.DrawApplet</text:p>
          </table:table-cell>
          <table:table-cell table:style-name="ce1" office:value-type="string" calcext:value-type="string">
            <text:p>public void init()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applet.DrawApplet</text:p>
          </table:table-cell>
          <table:table-cell table:style-name="ce1" office:value-type="string" calcext:value-type="string">
            <text:p>protected void createAttributeChoices(javax.swing.JPanel)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applet.DrawApplet</text:p>
          </table:table-cell>
          <table:table-cell table:style-name="ce1" office:value-type="string" calcext:value-type="string">
            <text:p>protected void loadDrawing(java.lang.String)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applet.DrawApplet</text:p>
          </table:table-cell>
          <table:table-cell table:style-name="ce1" office:value-type="string" calcext:value-type="string">
            <text:p>private void readDrawing(java.lang.String)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applet.DrawApplet</text:p>
          </table:table-cell>
          <table:table-cell table:style-name="ce1" office:value-type="string" calcext:value-type="string">
            <text:p>private void readFromStorableInput(java.lang.String)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H.ifa.draw.applet.DrawApplet</text:p>
          </table:table-cell>
          <table:table-cell table:style-name="ce1" office:value-type="string" calcext:value-type="string">
            <text:p>private void readFromObjectInput(java.lang.String)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 table:number-rows-repeated="943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fplanner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1" office:value-type="string" calcext:value-type="string">
            <text:p>MethodName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ameMetho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app.domain.TemplatePanel</text:p>
          </table:table-cell>
          <table:table-cell table:style-name="ce1" office:value-type="string" calcext:value-type="string">
            <text:p>setTemplates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app.domain.TableSquareHolder</text:p>
          </table:table-cell>
          <table:table-cell table:style-name="ce1" office:value-type="string" calcext:value-type="string">
            <text:p>mouseDragged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app.domain.DayPanel</text:p>
          </table:table-cell>
          <table:table-cell table:style-name="ce1" office:value-type="string" calcext:value-type="string">
            <text:p>initSquares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.data.Domain</text:p>
          </table:table-cell>
          <table:table-cell table:style-name="ce1" office:value-type="string" calcext:value-type="string">
            <text:p>clon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.data.TaskManager</text:p>
          </table:table-cell>
          <table:table-cell table:style-name="ce1" office:value-type="string" calcext:value-type="string">
            <text:p>getPeriodicPartsOf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.data.TaskManager</text:p>
          </table:table-cell>
          <table:table-cell table:style-name="ce1" office:value-type="string" calcext:value-type="string">
            <text:p>clo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.data.TaskManager</text:p>
          </table:table-cell>
          <table:table-cell table:style-name="ce1" office:value-type="string" calcext:value-type="string">
            <text:p>sortTask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app.HFTimeControl</text:p>
          </table:table-cell>
          <table:table-cell table:style-name="ce1" office:value-type="string" calcext:value-type="string">
            <text:p>addHours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app.PeriodicTaskListPanel</text:p>
          </table:table-cell>
          <table:table-cell table:style-name="ce1" office:value-type="string" calcext:value-type="string">
            <text:p>setPeriodicParts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app.MFrame_Task</text:p>
          </table:table-cell>
          <table:table-cell table:style-name="ce1" office:value-type="string" calcext:value-type="string">
            <text:p>okButton_actionPerformed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app.MFrame_Task</text:p>
          </table:table-cell>
          <table:table-cell table:style-name="ce1" office:value-type="string" calcext:value-type="string">
            <text:p>okButton_actionPerformed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app.EditLocClassPanel</text:p>
          </table:table-cell>
          <table:table-cell table:style-name="ce1" office:value-type="string" calcext:value-type="string">
            <text:p>sav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r.uom.csse.ai.myplannerapp.MFrame_QuickIns</text:p>
          </table:table-cell>
          <table:table-cell table:style-name="ce1" office:value-type="string" calcext:value-type="string">
            <text:p>okBut_actionPerformed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5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1" table:number-rows-repeated="985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nit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 table:style-name="ce5" office:value-type="string" calcext:value-type="string">
            <text:p>Class Name</text:p>
          </table:table-cell>
          <table:table-cell table:style-name="ce5" office:value-type="string" calcext:value-type="string">
            <text:p>MethodName</text:p>
          </table:table-cell>
          <table:table-cell table:style-name="ce5" office:value-type="string" calcext:value-type="string">
            <text:p>LOC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SameMetho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textui.TestRunner</text:p>
          </table:table-cell>
          <table:table-cell table:style-name="ce5" office:value-type="string" calcext:value-type="string">
            <text:p>protected junit.framework.TestResult start(java.lang.String[]) throws java.lang.Exception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textui.ResultPrinter</text:p>
          </table:table-cell>
          <table:table-cell table:style-name="ce5" office:value-type="string" calcext:value-type="string">
            <text:p>synchronized void print(junit.framework.TestResult, long)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ublic void testFailed(int, junit.framework.Test, java.lang.Throwable)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rivate void addToHistory(java.lang.String)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rotected javax.swing.JPanel createFailedPanel()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rotected javax.swing.JMenu createJUnitMenu()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rotected javax.swing.JFrame createFrame(java.lang.String)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rotected javax.swing.JButton createQuitButton()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rotected javax.swing.JButton createRunButton()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rotected JComboBox#RAW createSuiteCombo()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rotected javax.swing.JFrame createUI(java.lang.String)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462" calcext:value-type="float">
            <text:p>46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ublic synchronized void runSuite()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52" calcext:value-type="float">
            <text:p>652</text:p>
          </table:table-cell>
          <table:table-cell table:style-name="ce6" office:value-type="float" office:value="656" calcext:value-type="float">
            <text:p>65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rotected synchronized void runTest(junit.framework.Test)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76" calcext:value-type="float">
            <text:p>676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swingui.TestRunner</text:p>
          </table:table-cell>
          <table:table-cell table:style-name="ce5" office:value-type="string" calcext:value-type="string">
            <text:p>public void terminate()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27" calcext:value-type="float">
            <text:p>827</text:p>
          </table:table-cell>
          <table:table-cell table:style-name="ce6" office:value-type="float" office:value="836" calcext:value-type="float">
            <text:p>83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runner.BaseTestRunner</text:p>
          </table:table-cell>
          <table:table-cell table:style-name="ce5" office:value-type="string" calcext:value-type="string">
            <text:p>protected static java.util.Properties getPreferences()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framework.TestResult</text:p>
          </table:table-cell>
          <table:table-cell table:style-name="ce5" office:value-type="string" calcext:value-type="string">
            <text:p>protected void run(junit.framework.TestCase)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framework.TestResult</text:p>
          </table:table-cell>
          <table:table-cell table:style-name="ce5" office:value-type="string" calcext:value-type="string">
            <text:p>public void runProtected(junit.framework.Test, junit.framework.Protectable)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framework.Assert</text:p>
          </table:table-cell>
          <table:table-cell table:style-name="ce5" office:value-type="string" calcext:value-type="string">
            <text:p>public static void assertEquals1(java.lang.String, java.lang.Object, java.lang.Object)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framework.Assert</text:p>
          </table:table-cell>
          <table:table-cell table:style-name="ce5" office:value-type="string" calcext:value-type="string">
            <text:p>public static void assertEquals2(java.lang.String, double, double, double)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framework.Assert</text:p>
          </table:table-cell>
          <table:table-cell table:style-name="ce5" office:value-type="string" calcext:value-type="string">
            <text:p>public static void assertEquals3(java.lang.String, float, float, float)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awtui.TestRunner</text:p>
          </table:table-cell>
          <table:table-cell table:style-name="ce5" office:value-type="string" calcext:value-type="string">
            <text:p>public void testFailed(int, junit.framework.Test, java.lang.Throwable)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awtui.TestRunner</text:p>
          </table:table-cell>
          <table:table-cell table:style-name="ce5" office:value-type="string" calcext:value-type="string">
            <text:p>protected java.awt.Menu createJUnitMenu()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awtui.TestRunner</text:p>
          </table:table-cell>
          <table:table-cell table:style-name="ce5" office:value-type="string" calcext:value-type="string">
            <text:p>protected java.awt.Frame createUI(java.lang.String)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awtui.TestRunner</text:p>
          </table:table-cell>
          <table:table-cell table:style-name="ce5" office:value-type="string" calcext:value-type="string">
            <text:p>protected java.awt.Panel createCounterPanel()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unit.awtui.TestRunner</text:p>
          </table:table-cell>
          <table:table-cell table:style-name="ce5" office:value-type="string" calcext:value-type="string">
            <text:p>protected void reset()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86" calcext:value-type="float">
            <text:p>486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kidev" table:style-name="ta5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1" office:value-type="string" calcext:value-type="string">
            <text:p>MethodName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ameMetho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Hierarchical</text:p>
          </table:table-cell>
          <table:table-cell table:style-name="ce1" office:value-type="string" calcext:value-type="string">
            <text:p>clustering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Hierarchical</text:p>
          </table:table-cell>
          <table:table-cell table:style-name="ce1" office:value-type="string" calcext:value-type="string">
            <text:p>clustering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Hierarchical</text:p>
          </table:table-cell>
          <table:table-cell table:style-name="ce1" office:value-type="string" calcext:value-type="string">
            <text:p>clustering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MatrixOperator</text:p>
          </table:table-cell>
          <table:table-cell table:style-name="ce1" office:value-type="string" calcext:value-type="string">
            <text:p>getFiedlerVector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MatrixOperator</text:p>
          </table:table-cell>
          <table:table-cell table:style-name="ce1" office:value-type="string" calcext:value-type="string">
            <text:p>getFiedlerVector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MatrixOperator</text:p>
          </table:table-cell>
          <table:table-cell table:style-name="ce1" office:value-type="string" calcext:value-type="string">
            <text:p>getFiedlerVector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MatrixOperator</text:p>
          </table:table-cell>
          <table:table-cell table:style-name="ce1" office:value-type="string" calcext:value-type="string">
            <text:p>getFiedlerVector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SammonsProjection</text:p>
          </table:table-cell>
          <table:table-cell table:style-name="ce1" office:value-type="string" calcext:value-type="string">
            <text:p>CalculateDistanceMatrix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1" office:value-type="string" calcext:value-type="string">
            <text:p>No opps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RelationshipMiner</text:p>
          </table:table-cell>
          <table:table-cell table:style-name="ce1" office:value-type="string" calcext:value-type="string">
            <text:p>getRelationships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RelationshipMiner</text:p>
          </table:table-cell>
          <table:table-cell table:style-name="ce1" office:value-type="string" calcext:value-type="string">
            <text:p>getRelationships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RelationshipMiner</text:p>
          </table:table-cell>
          <table:table-cell table:style-name="ce1" office:value-type="string" calcext:value-type="string">
            <text:p>getRelationships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Main</text:p>
          </table:table-cell>
          <table:table-cell table:style-name="ce1" office:value-type="string" calcext:value-type="string">
            <text:p>main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Main</text:p>
          </table:table-cell>
          <table:table-cell table:style-name="ce1" office:value-type="string" calcext:value-type="string">
            <text:p>main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DataManager</text:p>
          </table:table-cell>
          <table:table-cell table:style-name="ce1" office:value-type="string" calcext:value-type="string">
            <text:p>getArtifactByTypeAndID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DataManager</text:p>
          </table:table-cell>
          <table:table-cell table:style-name="ce1" office:value-type="string" calcext:value-type="string">
            <text:p>getArtifactByTypeAndID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DataManager</text:p>
          </table:table-cell>
          <table:table-cell table:style-name="ce1" office:value-type="string" calcext:value-type="string">
            <text:p>getArtifactByTypeAndID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DataManager</text:p>
          </table:table-cell>
          <table:table-cell table:style-name="ce1" office:value-type="string" calcext:value-type="string">
            <text:p>getArtifactByTypeAndID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DataManager</text:p>
          </table:table-cell>
          <table:table-cell table:style-name="ce1" office:value-type="string" calcext:value-type="string">
            <text:p>getArtifactByTypeAndID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RelationshipMiner</text:p>
          </table:table-cell>
          <table:table-cell table:style-name="ce1" office:value-type="string" calcext:value-type="string">
            <text:p>relateChangeSetToTicket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ity3d.Layout</text:p>
          </table:table-cell>
          <table:table-cell table:style-name="ce1" office:value-type="string" calcext:value-type="string">
            <text:p>getLayout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ity3d.Layout</text:p>
          </table:table-cell>
          <table:table-cell table:style-name="ce1" office:value-type="string" calcext:value-type="string">
            <text:p>getLayout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ity3d.Layout</text:p>
          </table:table-cell>
          <table:table-cell table:style-name="ce1" office:value-type="string" calcext:value-type="string">
            <text:p>cityBlockInitializatio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ity3d.IndustrialLayout</text:p>
          </table:table-cell>
          <table:table-cell table:style-name="ce1" office:value-type="string" calcext:value-type="string">
            <text:p>printCityBlocks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ity3d.Layout</text:p>
          </table:table-cell>
          <table:table-cell table:style-name="ce1" office:value-type="string" calcext:value-type="string">
            <text:p>pushBuildings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ity3d.Layout</text:p>
          </table:table-cell>
          <table:table-cell table:style-name="ce1" office:value-type="string" calcext:value-type="string">
            <text:p>pushBuildings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ity3d.CityLayout</text:p>
          </table:table-cell>
          <table:table-cell table:style-name="ce1" office:value-type="string" calcext:value-type="string">
            <text:p>printCityBlock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MatrixOperator</text:p>
          </table:table-cell>
          <table:table-cell table:style-name="ce1" office:value-type="string" calcext:value-type="string">
            <text:p>getConnectedComponent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ca.ualberta.cs.serl.wikidev.clustering.SammonsProjection</text:p>
          </table:table-cell>
          <table:table-cell table:style-name="ce1" office:value-type="string" calcext:value-type="string">
            <text:p>Iterate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1" office:value-type="string" calcext:value-type="string">
            <text:p>No opps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 table:number-rows-repeated="2">
          <table:table-cell table:style-name="ce2" table:number-columns-repeated="9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7"/>
          <table:table-cell table:style-name="ce2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 table:number-rows-repeated="3">
          <table:table-cell table:style-name="ce2" table:number-columns-repeated="3"/>
          <table:table-cell table:style-name="ce7"/>
          <table:table-cell table:style-name="ce2" table:number-columns-repeated="3"/>
          <table:table-cell table:style-name="ce7"/>
          <table:table-cell table:style-name="ce2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/>
          <table:table-cell table:style-name="ce2" table:number-columns-repeated="3"/>
          <table:table-cell table:style-name="ce8"/>
          <table:table-cell table:style-name="ce2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 table:number-rows-repeated="2">
          <table:table-cell table:style-name="ce2" table:number-columns-repeated="3"/>
          <table:table-cell table:style-name="ce7"/>
          <table:table-cell table:style-name="ce2" table:number-columns-repeated="3"/>
          <table:table-cell table:style-name="ce7"/>
          <table:table-cell table:style-name="ce2"/>
          <table:table-cell table:style-name="ce7"/>
          <table:table-cell table:style-name="ce2" table:number-columns-repeated="16"/>
          <table:table-cell table:number-columns-repeated="998"/>
        </table:table-row>
        <table:table-row table:style-name="ro1" table:number-rows-repeated="7">
          <table:table-cell table:style-name="ce2" table:number-columns-repeated="3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/>
          <table:table-cell table:style-name="ce2"/>
          <table:table-cell table:style-name="ce7"/>
          <table:table-cell table:style-name="ce2" table:number-columns-repeated="20"/>
          <table:table-cell table:number-columns-repeated="998"/>
        </table:table-row>
        <table:table-row table:style-name="ro1" table:number-rows-repeated="6">
          <table:table-cell table:style-name="ce2" table:number-columns-repeated="5"/>
          <table:table-cell table:style-name="ce7"/>
          <table:table-cell table:style-name="ce2" table:number-columns-repeated="20"/>
          <table:table-cell table:number-columns-repeated="998"/>
        </table:table-row>
        <table:table-row table:style-name="ro1" table:number-rows-repeated="948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00/00/00</text:date>, <text:time style:data-style-name="N2" text:time-value="16:22:12.605816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yWebMarket" style:display-name="PageStyle_MyWebMar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HotDraw" style:display-name="PageStyle_JHotD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lfplanner" style:display-name="PageStyle_selfplann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it" style:display-name="PageStyle_J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kidev" style:display-name="PageStyle_wikid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_5f_check" style:display-name="PageStyle_summary_che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2_5f_check" style:display-name="PageStyle_summary2_che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3" style:display-name="PageStyle_summar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3.2" style:display-name="PageStyle_summary3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_5f_rm_5f_trival_5f_o" style:display-name="PageStyle_summary_rm_trival_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_5f_rm_5f_trival" style:display-name="PageStyle_summary_rm_tri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kidev_5f_result" style:display-name="PageStyle_wikidev_resu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表14" style:display-name="PageStyle_工作表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7T16:23:15.422842479</dc:date>
    <meta:editing-duration>PT1M3S</meta:editing-duration>
    <meta:editing-cycles>1</meta:editing-cycles>
    <meta:document-statistic meta:table-count="5" meta:cell-count="972" meta:object-count="0"/>
  </office:meta>
</office:document-meta>
</file>